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list-style-name="L1"/>
    <style:style style:name="P16" style:family="paragraph" style:parent-style-name="Standard" style:list-style-name="L1">
      <style:text-properties style:text-line-through-style="solid" style:text-line-through-type="single"/>
    </style:style>
    <style:style style:name="P17" style:family="paragraph" style:parent-style-name="Standard" style:list-style-name="L1">
      <style:text-properties style:text-line-through-style="solid" style:text-line-through-type="single" officeooo:rsid="002d2eb9" officeooo:paragraph-rsid="002d2eb9"/>
    </style:style>
    <style:style style:name="P18" style:family="paragraph" style:parent-style-name="Standard" style:list-style-name="L1">
      <style:text-properties officeooo:rsid="001f4f63" officeooo:paragraph-rsid="001f4f63"/>
    </style:style>
    <style:style style:name="P19" style:family="paragraph" style:parent-style-name="Standard">
      <style:text-properties officeooo:rsid="002d2eb9" officeooo:paragraph-rsid="002d2eb9"/>
    </style:style>
    <style:style style:name="P20" style:family="paragraph" style:parent-style-name="Standard">
      <style:text-properties officeooo:rsid="0032b193" officeooo:paragraph-rsid="0032b193"/>
    </style:style>
    <style:style style:name="P21" style:family="paragraph" style:parent-style-name="Standard">
      <style:text-properties officeooo:rsid="0033fb4b" officeooo:paragraph-rsid="0033fb4b"/>
    </style:style>
    <style:style style:name="P22" style:family="paragraph" style:parent-style-name="Heading_20_1">
      <style:text-properties officeooo:paragraph-rsid="001beb55"/>
    </style:style>
    <style:style style:name="P23" style:family="paragraph" style:parent-style-name="Heading_20_1">
      <style:text-properties officeooo:rsid="001dc64d" officeooo:paragraph-rsid="001dc64d"/>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2fe88f"/>
    </style:style>
    <style:style style:name="T6" style:family="text">
      <style:text-properties officeooo:rsid="0033fb4b"/>
    </style:style>
    <style:style style:name="T7" style:family="text">
      <style:text-properties officeooo:rsid="0033fb4b" fo:background-color="#fff200" loext:char-shading-value="0"/>
    </style:style>
    <style:style style:name="T8" style:family="text">
      <style:text-properties officeooo:rsid="0033fb4b"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22"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23"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4127189587" text:style-name="L1">
        <text:list-item>
          <text:p text:style-name="P16">Organise notes.</text:p>
        </text:list-item>
        <text:list-item>
          <text:p text:style-name="P16">Tidy code and package code.</text:p>
        </text:list-item>
        <text:list-item>
          <text:p text:style-name="P16">Try 2-char/1-char compression of genome (excluding numbers and accounting for row.)</text:p>
        </text:list-item>
        <text:list-item>
          <text:p text:style-name="P16">See if splitting string into list of ints and maybe substrings helps (Compression of 4x expected? 8-bit char to 4-bit digit?)</text:p>
        </text:list-item>
        <text:list-item>
          <text:p text:style-name="P15">Regular dumping of strain genome.</text:p>
        </text:list-item>
        <text:list-item>
          <text:p text:style-name="P18">Phylogenetics</text:p>
        </text:list-item>
        <text:list-item>
          <text:p text:style-name="P17">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1"><text:span text:style-name="T5">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span></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20">Something interesting and disturbing: The interval used affects the simulation as well. </text:p>
      <text:p text:style-name="P20">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6">Okay, apparently the latter runs went until step 20000 which doesn’t really make sense.</text:span> (Runs 010-012)</text:p>
      <text:p text:style-name="P20">for timestep in range(runin_timestep, runin_timestep+time_period<text:span text:style-name="T8">+1</text:span>, interval)</text:p>
      <text:p text:style-name="P20">for timestep in range(runin_timestep, runin_timestep+time_period, interval)</text:p>
      <text:p text:style-name="P21">Maybe this would solve it? Even for interval=1, the simulation would go to step 1001 for example.</text:p>
      <text:p text:style-name="P20"/>
      <text:p text:style-name="P20">Also, organisms_over_time can be extracted from the book_of_life. Also need to edit the book_of_life as it measure the death_step as the step where the organism stops appearing, rather than the step before i.e. the final step where it was still al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2-08-19T07:53:47.523000000</dc:date>
    <meta:editing-duration>PT6H44M46S</meta:editing-duration>
    <meta:editing-cycles>8</meta:editing-cycles>
    <meta:generator>LibreOffice/6.1.6.3$Windows_X86_64 LibreOffice_project/5896ab1714085361c45cf540f76f60673dd96a72</meta:generator>
    <meta:document-statistic meta:table-count="0" meta:image-count="0" meta:object-count="0" meta:page-count="8" meta:paragraph-count="238" meta:word-count="3183" meta:character-count="19329" meta:non-whitespace-character-count="16072"/>
  </office:meta>
</office:document-meta>
</file>